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imathoptions.rdf" manifest:media-type="application/rdf+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libri" fo:language="en" fo:country="US"/>
    </style:style>
    <style:style style:name="P2" style:family="paragraph" style:parent-style-name="Standard">
      <style:paragraph-properties fo:line-height="150%"/>
      <style:text-properties style:font-name="Calibri" fo:language="en" fo:country="US" officeooo:paragraph-rsid="00012738"/>
    </style:style>
    <style:style style:name="P3" style:family="paragraph" style:parent-style-name="Standard">
      <style:paragraph-properties fo:line-height="150%"/>
      <style:text-properties style:font-name="Calibri" fo:language="en" fo:country="US" officeooo:rsid="00012738" officeooo:paragraph-rsid="00012738"/>
    </style:style>
    <style:style style:name="P4" style:family="paragraph" style:parent-style-name="Standard">
      <style:paragraph-properties fo:line-height="150%"/>
      <style:text-properties style:font-name="Calibri" fo:language="en" fo:country="US" officeooo:rsid="00012738" officeooo:paragraph-rsid="0001fb0d"/>
    </style:style>
    <style:style style:name="P5" style:family="paragraph" style:parent-style-name="Standard">
      <style:paragraph-properties fo:line-height="150%"/>
      <style:text-properties style:font-name="Calibri" fo:language="en" fo:country="US" officeooo:rsid="0001fb0d" officeooo:paragraph-rsid="0001fb0d"/>
    </style:style>
    <style:style style:name="P6" style:family="paragraph" style:parent-style-name="Standard">
      <style:paragraph-properties fo:line-height="150%"/>
      <style:text-properties style:font-name="Calibri" fo:language="en" fo:country="US" officeooo:rsid="0001fb0d" officeooo:paragraph-rsid="00261227"/>
    </style:style>
    <style:style style:name="P7" style:family="paragraph" style:parent-style-name="Standard">
      <style:paragraph-properties fo:line-height="150%"/>
      <style:text-properties style:font-name="Calibri" fo:language="en" fo:country="US" fo:font-weight="bold" officeooo:rsid="00074f5f" officeooo:paragraph-rsid="00074f5f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Calibri" fo:language="en" fo:country="US" fo:font-weight="bold" officeooo:rsid="000e2759" officeooo:paragraph-rsid="000e2759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Calibri" fo:language="en" fo:country="US" fo:font-weight="bold" officeooo:rsid="0012cd4e" officeooo:paragraph-rsid="0012cd4e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Calibri" fo:language="en" fo:country="US" fo:font-weight="bold" officeooo:rsid="00160261" officeooo:paragraph-rsid="00160261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Calibri" fo:language="en" fo:country="US" fo:font-weight="bold" officeooo:rsid="0033a853" officeooo:paragraph-rsid="0033a853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Calibri" fo:language="en" fo:country="US" fo:font-weight="bold" officeooo:rsid="00056a3c" officeooo:paragraph-rsid="00261227" style:font-weight-asian="bold" style:font-weight-complex="bold"/>
    </style:style>
    <style:style style:name="P13" style:family="paragraph" style:parent-style-name="Standard">
      <style:paragraph-properties fo:line-height="150%"/>
      <style:text-properties style:font-name="Calibri" fo:language="en" fo:country="US" fo:font-weight="bold" officeooo:rsid="00067bc3" officeooo:paragraph-rsid="00261227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Calibri" fo:language="en" fo:country="US" fo:font-weight="bold" officeooo:rsid="001ac703" officeooo:paragraph-rsid="001ac703" style:font-weight-asian="bold" style:font-weight-complex="bold"/>
    </style:style>
    <style:style style:name="P15" style:family="paragraph" style:parent-style-name="Standard">
      <style:paragraph-properties fo:line-height="150%"/>
      <style:text-properties style:font-name="Calibri" fo:language="en" fo:country="US" fo:font-weight="bold" officeooo:rsid="001bca70" officeooo:paragraph-rsid="001bca70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Calibri" fo:language="en" fo:country="US" fo:font-weight="bold" officeooo:rsid="001e8456" officeooo:paragraph-rsid="001e8456" style:font-weight-asian="bold" style:font-weight-complex="bold"/>
    </style:style>
    <style:style style:name="P17" style:family="paragraph" style:parent-style-name="Standard">
      <style:paragraph-properties fo:line-height="150%"/>
      <style:text-properties style:font-name="Calibri" fo:language="en" fo:country="US" fo:font-weight="bold" officeooo:rsid="00212483" officeooo:paragraph-rsid="00212483" style:font-weight-asian="bold" style:font-weight-complex="bold"/>
    </style:style>
    <style:style style:name="P18" style:family="paragraph" style:parent-style-name="Standard">
      <style:paragraph-properties fo:line-height="150%"/>
      <style:text-properties style:font-name="Calibri" fo:language="en" fo:country="US" fo:font-weight="normal" officeooo:rsid="00074f5f" officeooo:paragraph-rsid="00074f5f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Calibri" fo:language="en" fo:country="US" fo:font-weight="normal" officeooo:rsid="00091124" officeooo:paragraph-rsid="00091124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Calibri" fo:language="en" fo:country="US" fo:font-weight="normal" officeooo:rsid="000e2759" officeooo:paragraph-rsid="000e2759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Calibri" fo:language="en" fo:country="US" fo:font-weight="normal" officeooo:rsid="0012cd4e" officeooo:paragraph-rsid="0012cd4e" style:font-weight-asian="normal" style:font-weight-complex="normal"/>
    </style:style>
    <style:style style:name="P22" style:family="paragraph" style:parent-style-name="Standard">
      <style:paragraph-properties fo:line-height="150%"/>
      <style:text-properties style:font-name="Calibri" fo:language="en" fo:country="US" fo:font-weight="normal" officeooo:rsid="00160261" officeooo:paragraph-rsid="00160261" style:font-weight-asian="normal" style:font-weight-complex="normal"/>
    </style:style>
    <style:style style:name="P23" style:family="paragraph" style:parent-style-name="Standard">
      <style:paragraph-properties fo:line-height="150%"/>
      <style:text-properties style:font-name="Calibri" fo:language="en" fo:country="US" fo:font-weight="normal" officeooo:rsid="0033a853" officeooo:paragraph-rsid="0033a853" style:font-weight-asian="normal" style:font-weight-complex="normal"/>
    </style:style>
    <style:style style:name="P24" style:family="paragraph" style:parent-style-name="Standard">
      <style:paragraph-properties fo:line-height="150%"/>
      <style:text-properties style:font-name="Calibri" fo:language="en" fo:country="US" fo:font-weight="normal" officeooo:rsid="00056a3c" officeooo:paragraph-rsid="00261227" style:font-weight-asian="normal" style:font-weight-complex="normal"/>
    </style:style>
    <style:style style:name="P25" style:family="paragraph" style:parent-style-name="Standard">
      <style:paragraph-properties fo:line-height="150%"/>
      <style:text-properties style:font-name="Calibri" fo:language="en" fo:country="US" fo:font-weight="normal" officeooo:rsid="00067bc3" officeooo:paragraph-rsid="00261227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Calibri" fo:language="en" fo:country="US" fo:font-weight="normal" officeooo:rsid="001a2fcb" officeooo:paragraph-rsid="001a2fcb" style:font-weight-asian="normal" style:font-weight-complex="normal"/>
    </style:style>
    <style:style style:name="P27" style:family="paragraph" style:parent-style-name="Standard">
      <style:paragraph-properties fo:line-height="150%"/>
      <style:text-properties style:font-name="Calibri" fo:language="en" fo:country="US" fo:font-weight="normal" officeooo:rsid="001ac703" officeooo:paragraph-rsid="001ac703" style:font-weight-asian="normal" style:font-weight-complex="normal"/>
    </style:style>
    <style:style style:name="P28" style:family="paragraph" style:parent-style-name="Standard">
      <style:paragraph-properties fo:line-height="150%"/>
      <style:text-properties style:font-name="Calibri" fo:language="en" fo:country="US" fo:font-weight="normal" officeooo:rsid="001bca70" officeooo:paragraph-rsid="001bca70" style:font-weight-asian="normal" style:font-weight-complex="normal"/>
    </style:style>
    <style:style style:name="P29" style:family="paragraph" style:parent-style-name="Standard">
      <style:paragraph-properties fo:line-height="150%"/>
      <style:text-properties style:font-name="Calibri" fo:language="en" fo:country="US" fo:font-weight="normal" officeooo:rsid="001e8456" officeooo:paragraph-rsid="001e8456" style:font-weight-asian="normal" style:font-weight-complex="normal"/>
    </style:style>
    <style:style style:name="P30" style:family="paragraph" style:parent-style-name="Standard">
      <style:paragraph-properties fo:line-height="150%"/>
      <style:text-properties style:font-name="Calibri" fo:language="en" fo:country="US" fo:font-weight="normal" officeooo:rsid="00212483" officeooo:paragraph-rsid="00212483" style:font-weight-asian="normal" style:font-weight-complex="normal"/>
    </style:style>
    <style:style style:name="P31" style:family="paragraph" style:parent-style-name="Standard">
      <style:paragraph-properties fo:line-height="150%"/>
      <style:text-properties style:font-name="Calibri" fo:language="en" fo:country="US" officeooo:rsid="00041ac5" officeooo:paragraph-rsid="00261227"/>
    </style:style>
    <style:style style:name="P32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261227" officeooo:paragraph-rsid="00261227" style:font-weight-asian="bold" style:font-weight-complex="bold"/>
    </style:style>
    <style:style style:name="P33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2eadaf" officeooo:paragraph-rsid="002eadaf" style:font-weight-asian="bold" style:font-weight-complex="bold"/>
    </style:style>
    <style:style style:name="P34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3e503" officeooo:paragraph-rsid="0033e503" style:font-weight-asian="bold" style:font-weight-complex="bold"/>
    </style:style>
    <style:style style:name="P35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5bcff" officeooo:paragraph-rsid="0035bcff" style:font-weight-asian="bold" style:font-weight-complex="bold"/>
    </style:style>
    <style:style style:name="P36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916dd" officeooo:paragraph-rsid="003916dd" style:font-weight-asian="bold" style:font-weight-complex="bold"/>
    </style:style>
    <style:style style:name="P37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5401" officeooo:paragraph-rsid="00455401" style:font-weight-asian="bold" style:font-weight-complex="bold"/>
    </style:style>
    <style:style style:name="P38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af53a" officeooo:paragraph-rsid="003af53a" style:font-weight-asian="bold" style:font-weight-complex="bold"/>
    </style:style>
    <style:style style:name="P39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c1fc7" officeooo:paragraph-rsid="003c1fc7" style:font-weight-asian="bold" style:font-weight-complex="bold"/>
    </style:style>
    <style:style style:name="P40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3eeb59" officeooo:paragraph-rsid="003eeb59" style:font-weight-asian="bold" style:font-weight-complex="bold"/>
    </style:style>
    <style:style style:name="P41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7c03" officeooo:paragraph-rsid="00457c03" style:font-weight-asian="bold" style:font-weight-complex="bold"/>
    </style:style>
    <style:style style:name="P42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5be2b" officeooo:paragraph-rsid="0045be2b" style:font-weight-asian="bold" style:font-weight-complex="bold"/>
    </style:style>
    <style:style style:name="P43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4c4da0" officeooo:paragraph-rsid="004c4da0" style:font-weight-asian="bold" style:font-weight-complex="bold"/>
    </style:style>
    <style:style style:name="P44" style:family="paragraph" style:parent-style-name="Standard">
      <style:paragraph-properties fo:line-height="150%"/>
      <style:text-properties style:font-name="Calibri" fo:language="en" fo:country="US" style:text-underline-style="none" fo:font-weight="bold" officeooo:rsid="0061b2fd" officeooo:paragraph-rsid="006522de" style:font-weight-asian="bold" style:font-weight-complex="bold"/>
    </style:style>
    <style:style style:name="P45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261227" officeooo:paragraph-rsid="00261227" style:font-weight-asian="normal" style:font-weight-complex="normal"/>
    </style:style>
    <style:style style:name="P46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2eadaf" officeooo:paragraph-rsid="002eadaf" style:font-weight-asian="normal" style:font-weight-complex="normal"/>
    </style:style>
    <style:style style:name="P47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0d8a6" officeooo:paragraph-rsid="0030d8a6" style:font-weight-asian="normal" style:font-weight-complex="normal"/>
    </style:style>
    <style:style style:name="P48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3e503" officeooo:paragraph-rsid="0033e503" style:font-weight-asian="normal" style:font-weight-complex="normal"/>
    </style:style>
    <style:style style:name="P49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5bcff" officeooo:paragraph-rsid="0035bcff" style:font-weight-asian="normal" style:font-weight-complex="normal"/>
    </style:style>
    <style:style style:name="P50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916dd" officeooo:paragraph-rsid="003916dd" style:font-weight-asian="normal" style:font-weight-complex="normal"/>
    </style:style>
    <style:style style:name="P51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c1fc7" officeooo:paragraph-rsid="003c1fc7" style:font-weight-asian="normal" style:font-weight-complex="normal"/>
    </style:style>
    <style:style style:name="P52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3eeb59" officeooo:paragraph-rsid="003eeb59" style:font-weight-asian="normal" style:font-weight-complex="normal"/>
    </style:style>
    <style:style style:name="P53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5be2b" officeooo:paragraph-rsid="0045be2b" style:font-weight-asian="normal" style:font-weight-complex="normal"/>
    </style:style>
    <style:style style:name="P54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c4da0" officeooo:paragraph-rsid="004c4da0" style:font-weight-asian="normal" style:font-weight-complex="normal"/>
    </style:style>
    <style:style style:name="P55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e458b" officeooo:paragraph-rsid="004e458b" style:font-weight-asian="normal" style:font-weight-complex="normal"/>
    </style:style>
    <style:style style:name="P56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fb530" officeooo:paragraph-rsid="004fb530" style:font-weight-asian="normal" style:font-weight-complex="normal"/>
    </style:style>
    <style:style style:name="P57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6a44e" style:font-weight-asian="normal" style:font-weight-complex="normal"/>
    </style:style>
    <style:style style:name="P58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1b2fd" style:font-weight-asian="normal" style:font-weight-complex="normal"/>
    </style:style>
    <style:style style:name="P59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1b2fd" officeooo:paragraph-rsid="006d33ab" style:font-weight-asian="normal" style:font-weight-complex="normal"/>
    </style:style>
    <style:style style:name="P60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b15cc" officeooo:paragraph-rsid="006b15cc" style:font-weight-asian="normal" style:font-weight-complex="normal"/>
    </style:style>
    <style:style style:name="P61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c05ac" officeooo:paragraph-rsid="006c05ac" style:font-weight-asian="normal" style:font-weight-complex="normal"/>
    </style:style>
    <style:style style:name="P62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a5ac8" officeooo:paragraph-rsid="006a5ac8" style:font-weight-asian="normal" style:font-weight-complex="normal"/>
    </style:style>
    <style:style style:name="P63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6d33ab" officeooo:paragraph-rsid="006d33ab" style:font-weight-asian="normal" style:font-weight-complex="normal"/>
    </style:style>
    <style:style style:name="P64" style:family="paragraph" style:parent-style-name="Standard">
      <style:paragraph-properties fo:line-height="150%"/>
      <style:text-properties fo:color="#3465a4" loext:opacity="100%" style:font-name="Calibri" fo:language="en" fo:country="US" style:text-underline-style="solid" style:text-underline-width="auto" style:text-underline-color="font-color" fo:font-weight="bold" officeooo:rsid="00012738" officeooo:paragraph-rsid="00012738" style:font-weight-asian="bold" style:font-weight-complex="bold"/>
    </style:style>
    <style:style style:name="P65" style:family="paragraph" style:parent-style-name="Standard">
      <style:paragraph-properties fo:line-height="150%"/>
      <style:text-properties fo:color="#3465a4" loext:opacity="100%" style:font-name="Calibri" fo:language="en" fo:country="US" style:text-underline-style="solid" style:text-underline-width="auto" style:text-underline-color="font-color" fo:font-weight="bold" officeooo:rsid="00074f5f" officeooo:paragraph-rsid="00074f5f" style:font-weight-asian="bold" style:font-weight-complex="bold"/>
    </style:style>
    <style:style style:name="P66" style:family="paragraph" style:parent-style-name="Standard">
      <style:paragraph-properties fo:line-height="150%" fo:text-align="center" style:justify-single-word="false" fo:break-before="page"/>
      <style:text-properties fo:color="#3465a4" loext:opacity="100%" style:font-name="Courier New" fo:font-size="24pt" fo:language="en" fo:country="US" style:text-underline-style="solid" style:text-underline-width="auto" style:text-underline-color="font-color" fo:font-weight="bold" officeooo:rsid="00074f5f" officeooo:paragraph-rsid="00074f5f" style:font-size-asian="24pt" style:font-weight-asian="bold" style:font-size-complex="24pt" style:font-weight-complex="bold"/>
    </style:style>
    <style:style style:name="P67" style:family="paragraph" style:parent-style-name="Standard">
      <style:paragraph-properties fo:line-height="150%"/>
      <style:text-properties fo:language="en" fo:country="US" fo:font-weight="normal" officeooo:paragraph-rsid="00074f5f" style:font-weight-asian="normal" style:font-weight-complex="normal"/>
    </style:style>
    <style:style style:name="P68" style:family="paragraph" style:parent-style-name="Standard">
      <style:paragraph-properties fo:line-height="150%"/>
      <style:text-properties fo:language="en" fo:country="US" officeooo:rsid="0016bb08" officeooo:paragraph-rsid="0016bb08"/>
    </style:style>
    <style:style style:name="P69" style:family="paragraph" style:parent-style-name="Standard">
      <style:paragraph-properties fo:line-height="150%"/>
      <style:text-properties fo:language="en" fo:country="US" fo:font-weight="bold" officeooo:rsid="00091124" officeooo:paragraph-rsid="00115723" style:font-weight-asian="bold" style:font-weight-complex="bold"/>
    </style:style>
    <style:style style:name="P70" style:family="paragraph" style:parent-style-name="Standard">
      <style:paragraph-properties fo:line-height="150%"/>
      <style:text-properties fo:language="en" fo:country="US" fo:font-weight="bold" officeooo:rsid="00091124" officeooo:paragraph-rsid="00091124" style:font-weight-asian="bold" style:font-weight-complex="bold"/>
    </style:style>
    <style:style style:name="P71" style:family="paragraph" style:parent-style-name="Standard">
      <style:paragraph-properties fo:line-height="150%"/>
      <style:text-properties fo:language="en" fo:country="US" fo:font-weight="bold" officeooo:rsid="004e458b" officeooo:paragraph-rsid="004e458b" style:font-weight-asian="bold" style:font-weight-complex="bold"/>
    </style:style>
    <style:style style:name="P72" style:family="paragraph" style:parent-style-name="Standard">
      <style:paragraph-properties fo:line-height="150%"/>
      <style:text-properties fo:language="en" fo:country="US" fo:font-weight="bold" officeooo:rsid="004fb530" officeooo:paragraph-rsid="004fb530" style:font-weight-asian="bold" style:font-weight-complex="bold"/>
    </style:style>
    <style:style style:name="P73" style:family="paragraph" style:parent-style-name="Standard">
      <style:paragraph-properties fo:line-height="150%"/>
      <style:text-properties fo:language="en" fo:country="US" officeooo:paragraph-rsid="00115723"/>
    </style:style>
    <style:style style:name="P74" style:family="paragraph" style:parent-style-name="Standard">
      <style:paragraph-properties fo:line-height="150%"/>
      <style:text-properties fo:language="en" fo:country="US" officeooo:paragraph-rsid="00091124"/>
    </style:style>
    <style:style style:name="P75" style:family="paragraph" style:parent-style-name="Standard">
      <style:paragraph-properties fo:line-height="150%"/>
      <style:text-properties fo:language="en" fo:country="US" officeooo:paragraph-rsid="00261227"/>
    </style:style>
    <style:style style:name="P76" style:family="paragraph" style:parent-style-name="Standard">
      <style:paragraph-properties fo:line-height="150%"/>
      <style:text-properties fo:language="en" fo:country="US" officeooo:paragraph-rsid="001a2fcb"/>
    </style:style>
    <style:style style:name="P77" style:family="paragraph" style:parent-style-name="Standard">
      <style:paragraph-properties fo:line-height="150%"/>
      <style:text-properties fo:language="en" fo:country="US" officeooo:paragraph-rsid="001e8456"/>
    </style:style>
    <style:style style:name="P78" style:family="paragraph" style:parent-style-name="Standard">
      <style:paragraph-properties fo:line-height="150%"/>
      <style:text-properties fo:language="en" fo:country="US" officeooo:paragraph-rsid="0030d8a6"/>
    </style:style>
    <style:style style:name="P79" style:family="paragraph" style:parent-style-name="Standard">
      <style:paragraph-properties fo:line-height="150%"/>
      <style:text-properties fo:language="en" fo:country="US" officeooo:paragraph-rsid="003dfae1"/>
    </style:style>
    <style:style style:name="P80" style:family="paragraph" style:parent-style-name="Standard">
      <style:paragraph-properties fo:line-height="150%"/>
      <style:text-properties fo:language="en" fo:country="US" officeooo:paragraph-rsid="004fb530"/>
    </style:style>
    <style:style style:name="P81" style:family="paragraph" style:parent-style-name="Standard">
      <style:paragraph-properties fo:line-height="150%"/>
      <style:text-properties fo:language="en" fo:country="US" officeooo:paragraph-rsid="006d33ab"/>
    </style:style>
    <style:style style:name="P82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ffd428" loext:opacity="100%" style:font-name="Courier New" fo:font-size="24pt" fo:language="en" fo:country="US" style:text-underline-style="solid" style:text-underline-width="auto" style:text-underline-color="font-color" fo:font-weight="bold" officeooo:rsid="00012738" officeooo:paragraph-rsid="00012738" style:font-size-asian="24pt" style:font-weight-asian="bold" style:font-size-complex="24pt" style:font-weight-complex="bold"/>
    </style:style>
    <style:style style:name="P83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4c4da0" officeooo:paragraph-rsid="004c4da0" style:font-weight-asian="normal" style:font-weight-complex="normal"/>
    </style:style>
    <style:style style:name="P84" style:family="paragraph" style:parent-style-name="Standard">
      <style:paragraph-properties fo:line-height="150%"/>
      <style:text-properties style:font-name="Calibri" fo:language="en" fo:country="US" style:text-underline-style="none" fo:font-weight="normal" officeooo:rsid="007d5c87" officeooo:paragraph-rsid="007d5c87" style:font-weight-asian="normal" style:font-weight-complex="normal"/>
    </style:style>
    <style:style style:name="P85" style:family="paragraph" style:parent-style-name="Standard">
      <style:paragraph-properties fo:line-height="150%"/>
      <style:text-properties style:font-name="Calibri" fo:language="en" fo:country="US" fo:font-weight="normal" officeooo:rsid="00074f5f" officeooo:paragraph-rsid="00074f5f" style:font-weight-asian="normal" style:font-weight-complex="normal"/>
    </style:style>
    <style:style style:name="P86" style:family="paragraph" style:parent-style-name="Standard">
      <style:paragraph-properties fo:line-height="150%"/>
      <style:text-properties style:font-name="Calibri" fo:language="en" fo:country="US" fo:font-weight="bold" officeooo:rsid="007c2035" officeooo:paragraph-rsid="007c203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fb0d"/>
    </style:style>
    <style:style style:name="T3" style:family="text">
      <style:text-properties officeooo:rsid="000331b5"/>
    </style:style>
    <style:style style:name="T4" style:family="text">
      <style:text-properties officeooo:rsid="00041a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2632" style:font-weight-asian="normal" style:font-weight-complex="normal"/>
    </style:style>
    <style:style style:name="T8" style:family="text">
      <style:text-properties fo:font-weight="normal" officeooo:rsid="001d6e33" style:font-weight-asian="normal" style:font-weight-complex="normal"/>
    </style:style>
    <style:style style:name="T9" style:family="text">
      <style:text-properties fo:font-weight="normal" officeooo:rsid="00222f3d" style:font-weight-asian="normal" style:font-weight-complex="normal"/>
    </style:style>
    <style:style style:name="T10" style:family="text">
      <style:text-properties fo:font-weight="normal" officeooo:rsid="0029797a" style:font-weight-asian="normal" style:font-weight-complex="normal"/>
    </style:style>
    <style:style style:name="T11" style:family="text">
      <style:text-properties fo:font-weight="normal" officeooo:rsid="002b6e3a" style:font-weight-asian="normal" style:font-weight-complex="normal"/>
    </style:style>
    <style:style style:name="T12" style:family="text">
      <style:text-properties fo:font-weight="normal" officeooo:rsid="0030d8a6" style:font-weight-asian="normal" style:font-weight-complex="normal"/>
    </style:style>
    <style:style style:name="T13" style:family="text">
      <style:text-properties fo:font-weight="normal" officeooo:rsid="00387e4b" style:font-weight-asian="normal" style:font-weight-complex="normal"/>
    </style:style>
    <style:style style:name="T14" style:family="text">
      <style:text-properties fo:font-weight="normal" officeooo:rsid="003c1fc7" style:font-weight-asian="normal" style:font-weight-complex="normal"/>
    </style:style>
    <style:style style:name="T15" style:family="text">
      <style:text-properties fo:font-weight="normal" officeooo:rsid="003dfae1" style:font-weight-asian="normal" style:font-weight-complex="normal"/>
    </style:style>
    <style:style style:name="T16" style:family="text">
      <style:text-properties fo:font-weight="normal" officeooo:rsid="00452eec" style:font-weight-asian="normal" style:font-weight-complex="normal"/>
    </style:style>
    <style:style style:name="T17" style:family="text">
      <style:text-properties fo:font-weight="normal" officeooo:rsid="00455401" style:font-weight-asian="normal" style:font-weight-complex="normal"/>
    </style:style>
    <style:style style:name="T18" style:family="text">
      <style:text-properties fo:font-weight="normal" officeooo:rsid="0045be2b" style:font-weight-asian="normal" style:font-weight-complex="normal"/>
    </style:style>
    <style:style style:name="T19" style:family="text">
      <style:text-properties fo:font-weight="normal" officeooo:rsid="00495bc6" style:font-weight-asian="normal" style:font-weight-complex="normal"/>
    </style:style>
    <style:style style:name="T20" style:family="text">
      <style:text-properties fo:font-weight="normal" officeooo:rsid="00567687" style:font-weight-asian="normal" style:font-weight-complex="normal"/>
    </style:style>
    <style:style style:name="T21" style:family="text">
      <style:text-properties fo:font-weight="normal" officeooo:rsid="0057543a" style:font-weight-asian="normal" style:font-weight-complex="normal"/>
    </style:style>
    <style:style style:name="T22" style:family="text">
      <style:text-properties fo:font-weight="normal" officeooo:rsid="0058043a" style:font-weight-asian="normal" style:font-weight-complex="normal"/>
    </style:style>
    <style:style style:name="T23" style:family="text">
      <style:text-properties fo:font-weight="normal" officeooo:rsid="005a39f4" style:font-weight-asian="normal" style:font-weight-complex="normal"/>
    </style:style>
    <style:style style:name="T24" style:family="text">
      <style:text-properties fo:font-weight="normal" officeooo:rsid="0063f7fd" style:font-weight-asian="normal" style:font-weight-complex="normal"/>
    </style:style>
    <style:style style:name="T25" style:family="text">
      <style:text-properties fo:font-weight="normal" officeooo:rsid="006522de" style:font-weight-asian="normal" style:font-weight-complex="normal"/>
    </style:style>
    <style:style style:name="T26" style:family="text">
      <style:text-properties fo:font-weight="normal" officeooo:rsid="007376ac" style:font-weight-asian="normal" style:font-weight-complex="normal"/>
    </style:style>
    <style:style style:name="T27" style:family="text">
      <style:text-properties fo:font-weight="normal" officeooo:rsid="00738aae" style:font-weight-asian="normal" style:font-weight-complex="normal"/>
    </style:style>
    <style:style style:name="T28" style:family="text">
      <style:text-properties officeooo:rsid="00069dfa"/>
    </style:style>
    <style:style style:name="T29" style:family="text">
      <style:text-properties officeooo:rsid="0006bf31"/>
    </style:style>
    <style:style style:name="T30" style:family="text">
      <style:text-properties style:font-name="Calibri"/>
    </style:style>
    <style:style style:name="T31" style:family="text">
      <style:text-properties style:font-name="Calibri" fo:font-weight="normal" style:font-weight-asian="normal" style:font-weight-complex="normal"/>
    </style:style>
    <style:style style:name="T32" style:family="text">
      <style:text-properties style:font-name="Calibri" fo:font-weight="normal" officeooo:rsid="00074f5f" style:font-weight-asian="normal" style:font-weight-complex="normal"/>
    </style:style>
    <style:style style:name="T33" style:family="text">
      <style:text-properties style:font-name="Calibri" fo:font-weight="normal" officeooo:rsid="000f6065" style:font-weight-asian="normal" style:font-weight-complex="normal"/>
    </style:style>
    <style:style style:name="T34" style:family="text">
      <style:text-properties style:font-name="Calibri" fo:font-weight="normal" officeooo:rsid="00091124" style:font-weight-asian="normal" style:font-weight-complex="normal"/>
    </style:style>
    <style:style style:name="T35" style:family="text">
      <style:text-properties style:font-name="Calibri" fo:font-weight="normal" officeooo:rsid="00056a3c" style:font-weight-asian="normal" style:font-weight-complex="normal"/>
    </style:style>
    <style:style style:name="T36" style:family="text">
      <style:text-properties style:font-name="Calibri" fo:font-weight="normal" officeooo:rsid="00041ac5" style:font-weight-asian="normal" style:font-weight-complex="normal"/>
    </style:style>
    <style:style style:name="T37" style:family="text">
      <style:text-properties style:font-name="Calibri" fo:font-weight="normal" officeooo:rsid="00261227" style:font-weight-asian="normal" style:font-weight-complex="normal"/>
    </style:style>
    <style:style style:name="T38" style:family="text">
      <style:text-properties style:font-name="Calibri" fo:font-weight="normal" officeooo:rsid="001a2fcb" style:font-weight-asian="normal" style:font-weight-complex="normal"/>
    </style:style>
    <style:style style:name="T39" style:family="text">
      <style:text-properties style:font-name="Calibri" fo:font-weight="normal" officeooo:rsid="00455401" style:font-weight-asian="normal" style:font-weight-complex="normal"/>
    </style:style>
    <style:style style:name="T40" style:family="text">
      <style:text-properties style:font-name="Calibri" fo:font-weight="normal" officeooo:rsid="00452eec" style:font-weight-asian="normal" style:font-weight-complex="normal"/>
    </style:style>
    <style:style style:name="T41" style:family="text">
      <style:text-properties style:font-name="Calibri" fo:font-weight="normal" officeooo:rsid="004b7251" style:font-weight-asian="normal" style:font-weight-complex="normal"/>
    </style:style>
    <style:style style:name="T42" style:family="text">
      <style:text-properties style:font-name="Calibri" fo:font-weight="normal" officeooo:rsid="0021a4fb" style:font-weight-asian="normal" style:font-weight-complex="normal"/>
    </style:style>
    <style:style style:name="T43" style:family="text">
      <style:text-properties style:font-name="Calibri" fo:font-weight="normal" officeooo:rsid="001e8456" style:font-weight-asian="normal" style:font-weight-complex="normal"/>
    </style:style>
    <style:style style:name="T44" style:family="text">
      <style:text-properties style:font-name="Calibri" fo:font-weight="normal" officeooo:rsid="00603c8e" style:font-weight-asian="normal" style:font-weight-complex="normal"/>
    </style:style>
    <style:style style:name="T45" style:family="text">
      <style:text-properties style:font-name="Calibri" fo:font-weight="normal" officeooo:rsid="00206010" style:font-weight-asian="normal" style:font-weight-complex="normal"/>
    </style:style>
    <style:style style:name="T46" style:family="text">
      <style:text-properties style:font-name="Calibri" fo:font-weight="normal" officeooo:rsid="007279bc" style:font-weight-asian="normal" style:font-weight-complex="normal"/>
    </style:style>
    <style:style style:name="T47" style:family="text">
      <style:text-properties style:font-name="Calibri" officeooo:rsid="00074f5f"/>
    </style:style>
    <style:style style:name="T48" style:family="text">
      <style:text-properties style:font-name="Calibri" officeooo:rsid="000af9c5"/>
    </style:style>
    <style:style style:name="T49" style:family="text">
      <style:text-properties style:font-name="Calibri" fo:font-weight="bold" officeooo:rsid="001827cf" style:font-weight-asian="bold" style:font-weight-complex="bold"/>
    </style:style>
    <style:style style:name="T50" style:family="text">
      <style:text-properties style:font-name="Calibri" fo:font-weight="bold" officeooo:rsid="001a2fcb" style:font-weight-asian="bold" style:font-weight-complex="bold"/>
    </style:style>
    <style:style style:name="T51" style:family="text">
      <style:text-properties style:font-name="Calibri" style:text-underline-style="none"/>
    </style:style>
    <style:style style:name="T52" style:family="text">
      <style:text-properties style:font-name="Calibri" style:text-underline-style="none" fo:font-weight="bold" officeooo:rsid="003eeb59" style:font-weight-asian="bold" style:font-weight-complex="bold"/>
    </style:style>
    <style:style style:name="T53" style:family="text">
      <style:text-properties style:font-name="Calibri" style:text-underline-style="none" fo:font-weight="bold" officeooo:rsid="003dfae1" style:font-weight-asian="bold" style:font-weight-complex="bold"/>
    </style:style>
    <style:style style:name="T54" style:family="text">
      <style:text-properties style:font-name="Calibri" style:text-underline-style="none" fo:font-weight="bold" officeooo:rsid="0061b2fd" style:font-weight-asian="bold" style:font-weight-complex="bold"/>
    </style:style>
    <style:style style:name="T55" style:family="text">
      <style:text-properties style:font-name="Calibri" style:text-underline-style="none" fo:font-weight="normal" style:font-weight-asian="normal" style:font-weight-complex="normal"/>
    </style:style>
    <style:style style:name="T56" style:family="text">
      <style:text-properties style:font-name="Calibri" style:text-underline-style="none" fo:font-weight="normal" officeooo:rsid="003dfae1" style:font-weight-asian="normal" style:font-weight-complex="normal"/>
    </style:style>
    <style:style style:name="T57" style:family="text">
      <style:text-properties style:font-name="Calibri" style:text-underline-style="none" fo:font-weight="normal" officeooo:rsid="003eeb59" style:font-weight-asian="normal" style:font-weight-complex="normal"/>
    </style:style>
    <style:style style:name="T58" style:family="text">
      <style:text-properties style:font-name="Calibri" style:text-underline-style="none" fo:font-weight="normal" officeooo:rsid="00504786" style:font-weight-asian="normal" style:font-weight-complex="normal"/>
    </style:style>
    <style:style style:name="T59" style:family="text">
      <style:text-properties style:font-name="Calibri" style:text-underline-style="none" fo:font-weight="normal" officeooo:rsid="004fb530" style:font-weight-asian="normal" style:font-weight-complex="normal"/>
    </style:style>
    <style:style style:name="T60" style:family="text">
      <style:text-properties style:font-name="Calibri" style:text-underline-style="none" fo:font-weight="normal" officeooo:rsid="0030d8a6" style:font-weight-asian="normal" style:font-weight-complex="normal"/>
    </style:style>
    <style:style style:name="T61" style:family="text">
      <style:text-properties style:font-name="Calibri" style:text-underline-style="none" fo:font-weight="normal" officeooo:rsid="0031c513" style:font-weight-asian="normal" style:font-weight-complex="normal"/>
    </style:style>
    <style:style style:name="T62" style:family="text">
      <style:text-properties style:font-name="Calibri" style:text-underline-style="none" fo:font-weight="normal" officeooo:rsid="00621a82" style:font-weight-asian="normal" style:font-weight-complex="normal"/>
    </style:style>
    <style:style style:name="T63" style:family="text">
      <style:text-properties style:font-name="Calibri" style:text-underline-style="none" fo:font-weight="normal" officeooo:rsid="0061b2fd" style:font-weight-asian="normal" style:font-weight-complex="normal"/>
    </style:style>
    <style:style style:name="T64" style:family="text">
      <style:text-properties style:font-name="Calibri" style:text-underline-style="none" fo:font-weight="normal" officeooo:rsid="006d33ab" style:font-weight-asian="normal" style:font-weight-complex="normal"/>
    </style:style>
    <style:style style:name="T65" style:family="text">
      <style:text-properties style:font-name="Calibri" style:text-underline-style="none" fo:font-weight="normal" officeooo:rsid="006e2d03" style:font-weight-asian="normal" style:font-weight-complex="normal"/>
    </style:style>
    <style:style style:name="T66" style:family="text">
      <style:text-properties style:font-name="Calibri" style:text-underline-style="none" fo:font-weight="normal" officeooo:rsid="006fb8b5" style:font-weight-asian="normal" style:font-weight-complex="normal"/>
    </style:style>
    <style:style style:name="T67" style:family="text">
      <style:text-properties style:font-name="Calibri" style:text-underline-style="none" fo:font-weight="normal" officeooo:rsid="00753771" style:font-weight-asian="normal" style:font-weight-complex="normal"/>
    </style:style>
    <style:style style:name="T68" style:family="text">
      <style:text-properties style:font-name="Calibri" style:text-underline-style="none" officeooo:rsid="004c4da0"/>
    </style:style>
    <style:style style:name="T69" style:family="text">
      <style:text-properties style:font-name="Calibri" officeooo:rsid="004b7251"/>
    </style:style>
    <style:style style:name="T70" style:family="text">
      <style:text-properties officeooo:rsid="000baa96"/>
    </style:style>
    <style:style style:name="T71" style:family="text">
      <style:text-properties officeooo:rsid="0012cd4e"/>
    </style:style>
    <style:style style:name="T72" style:family="text">
      <style:text-properties officeooo:rsid="002f3a6c"/>
    </style:style>
    <style:style style:name="T73" style:family="text">
      <style:text-properties officeooo:rsid="0032cc2a"/>
    </style:style>
    <style:style style:name="T74" style:family="text">
      <style:text-properties officeooo:rsid="00333dd0"/>
    </style:style>
    <style:style style:name="T75" style:family="text">
      <style:text-properties officeooo:rsid="00452eec"/>
    </style:style>
    <style:style style:name="T76" style:family="text">
      <style:text-properties officeooo:rsid="00564d5d"/>
    </style:style>
    <style:style style:name="T77" style:family="text">
      <style:text-properties style:text-position="0% 100%" style:font-name="Calibri" style:text-underline-style="none" officeooo:rsid="005d2e37"/>
    </style:style>
    <style:style style:name="T78" style:family="text">
      <style:text-properties officeooo:rsid="005e881b"/>
    </style:style>
    <style:style style:name="T79" style:family="text">
      <style:text-properties officeooo:rsid="006a5ac8"/>
    </style:style>
    <style:style style:name="T80" style:family="text">
      <style:text-properties officeooo:rsid="006b15cc"/>
    </style:style>
    <style:style style:name="T81" style:family="text">
      <style:text-properties officeooo:rsid="006c05ac"/>
    </style:style>
    <style:style style:name="T82" style:family="text">
      <style:text-properties officeooo:rsid="006e2d03"/>
    </style:style>
    <style:style style:name="T83" style:family="text">
      <style:text-properties officeooo:rsid="006fb8b5"/>
    </style:style>
    <style:style style:name="T84" style:family="text">
      <style:text-properties officeooo:rsid="00765731"/>
    </style:style>
    <style:style style:name="T85" style:family="text">
      <style:text-properties officeooo:rsid="007c2035"/>
    </style:style>
    <style:style style:name="T86" style:family="text">
      <style:text-properties officeooo:rsid="007d5c87"/>
    </style:style>
    <style:style style:name="T87" style:family="text">
      <style:text-properties officeooo:rsid="008057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The Dreamer</text:p>
      <text:p text:style-name="P1"/>
      <text:p text:style-name="P64">Starting Gear</text:p>
      <text:p text:style-name="P2"/>
      <text:p text:style-name="P3">70 Max HP</text:p>
      <text:p text:style-name="P3">Starting Deck:</text:p>
      <text:p text:style-name="P3">- 3 Strik<text:span text:style-name="T28">e</text:span></text:p>
      <text:p text:style-name="P3">- 3 Defend</text:p>
      <text:p text:style-name="P3">- 1 Mirage</text:p>
      <text:p text:style-name="P3">- 1 Hallucination</text:p>
      <text:p text:style-name="P3"/>
      <text:p text:style-name="P3">Starting Relic:</text:p>
      <text:p text:style-name="P3"><text:span text:style-name="T2">Empty</text:span><text:span text:style-name="T1"> Mind</text:span>, Relic, Dreamer Exclusive:</text:p>
      <text:p text:style-name="P3">Draw 1 less card at the beginning of your turn. Add 1 Dream to your hand at the start of your turn.</text:p>
      <text:p text:style-name="P5"/>
      <text:p text:style-name="P5"><text:span text:style-name="T1">Free Mind</text:span>, <text:span text:style-name="T3">Boss, </text:span>Relic, Dreamer Exclusive:</text:p>
      <text:p text:style-name="P4"><text:span text:style-name="T3">Replace Empty Mind. </text:span>Add 1 Dream<text:span text:style-name="T4">+</text:span> to your hand at the start of your turn.</text:p>
      <text:p text:style-name="P4"/>
      <text:p text:style-name="P65">Keywords</text:p>
      <text:p text:style-name="P4"/>
      <text:p text:style-name="P7">Recall<text:span text:style-name="T6">:</text:span></text:p>
      <text:p text:style-name="P18"><text:span text:style-name="T85">Look at the bottom </text:span>X cards <text:span text:style-name="T85">of</text:span> your discard pile. <text:span text:style-name="T85">Move any of them</text:span> to your draw pile.</text:p>
      <text:p text:style-name="P18"/>
      <text:p text:style-name="P86">Remember<text:span text:style-name="T6">:</text:span></text:p>
      <text:p text:style-name="P86"><text:span text:style-name="T6">Move the bottom X cards of your discard pile to your draw pile.</text:span></text:p>
      <text:p text:style-name="P18"/>
      <text:p text:style-name="P67"><text:span text:style-name="T49">Awakening</text:span><text:span text:style-name="T47">:</text:span></text:p>
      <text:p text:style-name="P68"><text:span text:style-name="T32">T</text:span><text:span text:style-name="T31">his effect activate when the card is recalled.</text:span></text:p>
      <text:p text:style-name="P18"/>
      <text:p text:style-name="P69"><text:span text:style-name="T30">Fantasy</text:span><text:span text:style-name="T31">:</text:span></text:p>
      <text:p text:style-name="P73"><text:span text:style-name="T34">F</text:span><text:span text:style-name="T33">irst</text:span><text:span text:style-name="T34"> card choice during card selection.</text:span></text:p>
      <text:p text:style-name="P18"/>
      <text:p text:style-name="P70"><text:span text:style-name="T47">R</text:span><text:span text:style-name="T30">eality</text:span><text:span text:style-name="T31">:</text:span></text:p>
      <text:p text:style-name="P74"><text:span text:style-name="T34">S</text:span><text:span text:style-name="T33">econd</text:span><text:span text:style-name="T34"> card choice during card selection.</text:span></text:p>
      <text:p text:style-name="P19"/>
      <text:p text:style-name="P8"><text:span text:style-name="T71">Perception</text:span><text:span text:style-name="T6">:</text:span></text:p>
      <text:p text:style-name="P20">Third card choice during card selection.</text:p>
      <text:p text:style-name="P20"/>
      <text:p text:style-name="P9">Lucidity<text:span text:style-name="T6">:</text:span></text:p>
      <text:p text:style-name="P21">Activate all choices on your next <text:span text:style-name="T76">X</text:span> choices.</text:p>
      <text:p text:style-name="P22"/>
      <text:p text:style-name="P11">Abstract<text:span text:style-name="T6">:</text:span></text:p>
      <text:p text:style-name="P23">When this card enter your hand, discard it and draw 1 card.</text:p>
      <text:p text:style-name="P66">Cards</text:p>
      <text:p text:style-name="P4"/>
      <text:p text:style-name="P31"><text:span text:style-name="T5">Dream</text:span>, Special, Skill, 0:</text:p>
      <text:p text:style-name="P75"><text:span text:style-name="T69">Ethereal. </text:span><text:span text:style-name="T48">Fantasy: </text:span><text:span text:style-name="T35">Deal </text:span><text:span text:style-name="T37">4</text:span><text:span text:style-name="T35"> (</text:span><text:span text:style-name="T37">6</text:span><text:span text:style-name="T35">) damage to ALL enemies</text:span><text:span text:style-name="T48">. Reality: </text:span><text:span text:style-name="T36">Gain 4 (6) Block. </text:span><text:span text:style-name="T41">Exhaust.</text:span></text:p>
      <text:p text:style-name="P6"/>
      <text:p text:style-name="P12">Mirage<text:span text:style-name="T6">, Starter, Skill, 1:</text:span></text:p>
      <text:p text:style-name="P24">Gain <text:span text:style-name="T29">6</text:span> (<text:span text:style-name="T70">9</text:span>) Block per enemy. Ethereal.</text:p>
      <text:p text:style-name="P6"/>
      <text:p text:style-name="P13">Hallucination<text:span text:style-name="T6">, Starter, Attack, 2:</text:span></text:p>
      <text:p text:style-name="P25">Deal 18 (24) damage. Ethereal.</text:p>
      <text:p text:style-name="P4"/>
      <text:p text:style-name="P76"><text:span text:style-name="T50">Clairvoyance</text:span><text:span text:style-name="T38">, C</text:span><text:span text:style-name="T39">ommon</text:span><text:span text:style-name="T38">, Skill, 1 </text:span><text:span text:style-name="T40">(0)</text:span><text:span text:style-name="T38">:</text:span></text:p>
      <text:p text:style-name="P26">Gain <text:span text:style-name="T75">1</text:span> Lucidity.</text:p>
      <text:p text:style-name="P26"/>
      <text:p text:style-name="P14">Event Horizon<text:span text:style-name="T6">, Rare, Power, </text:span><text:span text:style-name="T9">1</text:span><text:span text:style-name="T6">:</text:span></text:p>
      <text:p text:style-name="P14"><text:span text:style-name="T20">Innate. </text:span><text:span text:style-name="T6">At the start of your turn, Recall </text:span><text:span text:style-name="T7">4 (</text:span><text:span text:style-name="T6">5</text:span><text:span text:style-name="T7">)</text:span><text:span text:style-name="T6">. Lose 8 HP whenever you shuffle your draw pile.</text:span></text:p>
      <text:p text:style-name="P27"/>
      <text:p text:style-name="P15">Wake-up Call<text:span text:style-name="T6">, Common, Skill, 1:</text:span></text:p>
      <text:p text:style-name="P15"><text:span text:style-name="T8">Gain </text:span><text:span text:style-name="T22">5</text:span><text:span text:style-name="T8"> (</text:span><text:span text:style-name="T22">8</text:span><text:span text:style-name="T8">) Block. </text:span><text:span text:style-name="T6">Recall </text:span><text:span text:style-name="T21">4</text:span><text:span text:style-name="T6">. Do not activate Awakening effects.</text:span></text:p>
      <text:p text:style-name="P28"/>
      <text:p text:style-name="P16">Thought<text:span text:style-name="T6">, Common, Attack, 0:</text:span></text:p>
      <text:p text:style-name="P77"><text:span text:style-name="T42">Ethereal. </text:span><text:span text:style-name="T43">Deal 12 (18) damage. If this card is in your </text:span><text:span text:style-name="T46">discard</text:span><text:span text:style-name="T44"> pile</text:span><text:span text:style-name="T43"> when it shuffles, </text:span><text:span text:style-name="T45">E</text:span><text:span text:style-name="T43">xhaust it.</text:span></text:p>
      <text:p text:style-name="P29"/>
      <text:p text:style-name="P17">Flow of Consciousness<text:span text:style-name="T6">, Uncommon, Skill, 1:</text:span></text:p>
      <text:p text:style-name="P30">Draw 2 <text:span text:style-name="T72">(3)</text:span> cards. Awakening: Draw <text:span text:style-name="T74">1</text:span> (<text:span text:style-name="T74">2</text:span>) cards.</text:p>
      <text:p text:style-name="P30"/>
      <text:p text:style-name="P32">Deep Sleep<text:span text:style-name="T6">, Common, Skill, </text:span><text:span text:style-name="T11">1</text:span><text:span text:style-name="T6">:</text:span></text:p>
      <text:p text:style-name="P32"><text:span text:style-name="T6">Add </text:span><text:span text:style-name="T11">2</text:span><text:span text:style-name="T6"> (</text:span><text:span text:style-name="T11">3</text:span><text:span text:style-name="T6">) Dream</text:span><text:span text:style-name="T10">s</text:span><text:span text:style-name="T6"> into your hand.</text:span></text:p>
      <text:p text:style-name="P45"/>
      <text:p text:style-name="P33">Narcolepsy<text:span text:style-name="T6">, Uncommon, Power, 1:</text:span></text:p>
      <text:p text:style-name="P46">Add a Dream into your hand at the beginning of your turn.</text:p>
      <text:p text:style-name="P46"/>
      <text:p text:style-name="P33"><text:span text:style-name="T73">Image</text:span><text:span text:style-name="T6">, </text:span><text:span text:style-name="T12">Common, Attack, 0:</text:span></text:p>
      <text:p text:style-name="P78"><text:span text:style-name="T60">Deal </text:span><text:span text:style-name="T61">5</text:span><text:span text:style-name="T60"> (</text:span><text:span text:style-name="T61">8</text:span><text:span text:style-name="T60">) damage. Awakening: P</text:span><text:span text:style-name="T62">ut</text:span><text:span text:style-name="T60"> this card </text:span><text:span text:style-name="T62">in</text:span><text:span text:style-name="T60">to your hand.</text:span></text:p>
      <text:p text:style-name="P47"/>
      <text:p text:style-name="P34">Nightmare<text:span text:style-name="T6">, Rare, Attack, Unplayable:</text:span></text:p>
      <text:p text:style-name="P48">Abstract. Awakening: Deal 12 (18) damage to ALL enemies.</text:p>
      <text:p text:style-name="P48"/>
      <text:p text:style-name="P35">Down to Earth<text:span text:style-name="T6">, Uncommon, Power, </text:span><text:span text:style-name="T26">1 (0)</text:span><text:span text:style-name="T6">:</text:span></text:p>
      <text:p text:style-name="P35"><text:span text:style-name="T13">Fantasy: Gain 2 Strength. Reality: Gain 2 Dexterity. Perception: </text:span><text:span text:style-name="T6">Gain 1 Ambidexterity.</text:span></text:p>
      <text:p text:style-name="P49"/>
      <text:p text:style-name="P36">Surrealism<text:span text:style-name="T6">, </text:span><text:span text:style-name="T17">Rare, </text:span><text:span text:style-name="T16">Skill, </text:span><text:span text:style-name="T17">1:</text:span></text:p>
      <text:p text:style-name="P37"><text:span text:style-name="T17">G</text:span><text:span text:style-name="T6">ain </text:span><text:span text:style-name="T27">2</text:span><text:span text:style-name="T6"> (</text:span><text:span text:style-name="T27">3</text:span><text:span text:style-name="T6">) Lucidity. Exhaust.</text:span></text:p>
      <text:p text:style-name="P50"/>
      <text:p text:style-name="P38">Binary System<text:span text:style-name="T6">, Rare, Skill, </text:span><text:span text:style-name="T14">Unplayable</text:span><text:span text:style-name="T6">:</text:span></text:p>
      <text:p text:style-name="P39"><text:span text:style-name="T6">Abstract. Awakening: Fantasy: Deal </text:span><text:span text:style-name="T15">15</text:span><text:span text:style-name="T6"> (</text:span><text:span text:style-name="T15">22</text:span><text:span text:style-name="T6">) damage to a random enemy. Reality: Apply 2 (3) Weak and Vulnerable to ALL enemies.</text:span></text:p>
      <text:p text:style-name="P51"/>
      <text:p text:style-name="P79"><text:span text:style-name="T53">D</text:span><text:span text:style-name="T52">istortion Form</text:span><text:span text:style-name="T56">, </text:span><text:span text:style-name="T57">Rare, Power, 3</text:span><text:span text:style-name="T56">:</text:span></text:p>
      <text:p text:style-name="P40"><text:span text:style-name="T6">Every card that enter your discard pile is automatically Recalled. </text:span><text:span text:style-name="T23">You can only play </text:span><text:span text:style-name="T25">4</text:span><text:span text:style-name="T23"> (</text:span><text:span text:style-name="T24">5</text:span><text:span text:style-name="T23">) cards a turn.</text:span></text:p>
      <text:p text:style-name="P52"/>
      <text:p text:style-name="P41">Chimera<text:span text:style-name="T6">, Uncommon, Attack, </text:span><text:span text:style-name="T18">2</text:span><text:span text:style-name="T6">:</text:span></text:p>
      <text:p text:style-name="P42"><text:span text:style-name="T6">Fantasy: Deal </text:span><text:span text:style-name="T19">17</text:span><text:span text:style-name="T6"> (2</text:span><text:span text:style-name="T19">2</text:span><text:span text:style-name="T6">) damage. Reality: Deal 1</text:span><text:span text:style-name="T19">1</text:span><text:span text:style-name="T6"> (1</text:span><text:span text:style-name="T19">4</text:span><text:span text:style-name="T6">) damage. Draw 1 card.</text:span></text:p>
      <text:p text:style-name="P53"/>
      <text:p text:style-name="P43">Cosmic Veil<text:span text:style-name="T6">, Uncommon, Power, 1:</text:span></text:p>
      <text:p text:style-name="P54">(Innate.) Whenever you activate a Fantasy, gain 3 (4) Block.</text:p>
      <text:p text:style-name="P54"/>
      <text:p text:style-name="P71"><text:span text:style-name="T68">9</text:span><text:span text:style-name="T77">th</text:span><text:span text:style-name="T51"> Planet</text:span><text:span text:style-name="T55">, Uncommon, Skill, 1:</text:span></text:p>
      <text:p text:style-name="P55">Fantasy: Draw 3 cards. Reality: Draw 5 cards and Discard <text:span text:style-name="T78">3</text:span>. (Perception: Recall 3.)</text:p>
      <text:p text:style-name="P55"/>
      <text:p text:style-name="P72"><text:span text:style-name="T51">Silence</text:span><text:span text:style-name="T55">, Rare, Power, 0:</text:span></text:p>
      <text:p text:style-name="P80"><text:span text:style-name="T59">(Innate.) Gain </text:span><text:span text:style-name="T67">2</text:span><text:span text:style-name="T59"> (</text:span><text:span text:style-name="T67">3</text:span><text:span text:style-name="T59">) Ambidexterity. You now automatically c</text:span><text:span text:style-name="T58">hoose</text:span><text:span text:style-name="T59"> Fantasy.</text:span></text:p>
      <text:p text:style-name="P56"/>
      <text:p text:style-name="P44">Milky Way<text:span text:style-name="T6">, </text:span></text:p>
      <text:p text:style-name="P56"/>
      <text:p text:style-name="P56"/>
      <text:p text:style-name="P57"><text:span text:style-name="T5">Center of the Universe</text:span>, <text:span text:style-name="T80">Rare, Skill, 1 (0):</text:span></text:p>
      <text:p text:style-name="P60">Recall your entire discard pile. Exhaust.</text:p>
      <text:p text:style-name="P56"/>
      <text:p text:style-name="P58"><text:span text:style-name="T5">Premonition</text:span>, <text:span text:style-name="T81">Common, Skill, 0:</text:span></text:p>
      <text:p text:style-name="P61"><text:span text:style-name="T87">(</text:span><text:span text:style-name="T84">Retain.</text:span><text:span text:style-name="T87">)</text:span><text:span text:style-name="T84"> </text:span>Re<text:span text:style-name="T86">member</text:span> the top card of your discard pile.</text:p>
      <text:p text:style-name="P58"/>
      <text:p text:style-name="P58"><text:span text:style-name="T5">Absurdity</text:span>, <text:span text:style-name="T79">Uncommon, Power, 1 (0):</text:span></text:p>
      <text:p text:style-name="P62">Whenever an Abstract enter your hand, draw 1 card.</text:p>
      <text:p text:style-name="P58"/>
      <text:p text:style-name="P81"><text:span text:style-name="T54">Sun</text:span><text:span text:style-name="T63">, </text:span><text:span text:style-name="T64">Uncommon, S</text:span><text:span text:style-name="T66">kill</text:span><text:span text:style-name="T64">, Unplayable:</text:span></text:p>
      <text:p text:style-name="P63">Abstract. Awakening: <text:span text:style-name="T83">ALL enemies lose 3 (4) Strength this turn.</text:span></text:p>
      <text:p text:style-name="P59"/>
      <text:p text:style-name="P81"><text:span text:style-name="T54">Moon</text:span><text:span text:style-name="T63">, </text:span><text:span text:style-name="T64">Uncommon, S</text:span><text:span text:style-name="T65">kill</text:span><text:span text:style-name="T64">, Unplayable:</text:span></text:p>
      <text:p text:style-name="P63">Abstract. <text:span text:style-name="T82">Awakening: Adds 2 (3) Dream into your hand.</text:span></text:p>
      <text:p text:style-name="P58"/>
      <text:p text:style-name="P58">Sleep Paralysis</text:p>
      <text:p text:style-name="P58"/>
      <text:p text:style-name="P58">Remembering</text:p>
      <text:p text:style-name="P58"/>
      <text:p text:style-name="P58">Rest</text:p>
      <text:p text:style-name="P58"/>
      <text:p text:style-name="P58">North Star</text:p>
      <text:p text:style-name="P58"/>
      <text:p text:style-name="P58">Shooting Stars</text:p>
      <text:p text:style-name="P58"/>
      <text:p text:style-name="P58">Exoplanet</text:p>
      <text:p text:style-name="P58"/>
      <text:p text:style-name="P58">Comet</text:p>
      <text:p text:style-name="P58"/>
      <text:p text:style-name="P58">Black Hole</text:p>
      <text:p text:style-name="P58"/>
      <text:p text:style-name="P58">Limitless</text:p>
      <text:p text:style-name="P58"/>
      <text:p text:style-name="P58">Memory</text:p>
      <text:p text:style-name="P58"/>
      <text:p text:style-name="P58">Nostalgia</text:p>
      <text:p text:style-name="P58"/>
      <text:p text:style-name="P58">Psychopathy</text:p>
      <text:p text:style-name="P58"/>
      <text:p text:style-name="P58">Bipolarity</text:p>
      <text:p text:style-name="P58"/>
      <text:p text:style-name="P58">Horoscope</text:p>
      <text:p text:style-name="P58"/>
      <text:p text:style-name="P58">Visions</text:p>
      <text:p text:style-name="P58"/>
      <text:p text:style-name="P58">Orbital</text:p>
      <text:p text:style-name="P58"/>
      <text:p text:style-name="P58">Fantasy</text:p>
      <text:p text:style-name="P58"/>
      <text:p text:style-name="P58">Frenzy</text:p>
      <text:p text:style-name="P58"/>
      <text:p text:style-name="P58">Phantasm</text:p>
      <text:p text:style-name="P58"/>
      <text:p text:style-name="P58"><text:span text:style-name="T5">Déjà-vu</text:span>:</text:p>
      <text:p text:style-name="P84">Whenever you Recall, Recall 1 more.</text:p>
      <text:p text:style-name="P58"/>
      <text:p text:style-name="P58">Paradox</text:p>
      <text:p text:style-name="P58"/>
      <text:p text:style-name="P58">Infinity</text:p>
      <text:p text:style-name="P58"/>
      <text:p text:style-name="P58">Bound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9.054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9.6846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3.2$Linux_X86_64 LibreOffice_project/30$Build-2</meta:generator>
    <dc:date>2022-05-23T11:54:47.773308095</dc:date>
    <meta:editing-duration>PT3H25M31S</meta:editing-duration>
    <meta:editing-cycles>112</meta:editing-cycles>
    <meta:document-statistic meta:table-count="0" meta:image-count="0" meta:object-count="0" meta:page-count="2" meta:paragraph-count="106" meta:word-count="584" meta:character-count="3467" meta:non-whitespace-character-count="2988"/>
  </office:meta>
</office:document-meta>
</file>